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 a new node at the start of a linked list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next;</text:p>
      <text:p text:style-name="Standard">};</text:p>
      <text:p text:style-name="Standard"/>
      <text:p text:style-name="Standard">struct digit * createDigit(int);</text:p>
      <text:p text:style-name="Standard">struct digit * append(struct digit * end, struct digit * newDigptr);</text:p>
      <text:p text:style-name="Standard">void printNumber(struct digit *);</text:p>
      <text:p text:style-name="Standard">void freeNumber(struct digit *start);</text:p>
      <text:p text:style-name="Standard">struct digit * readNumber();</text:p>
      <text:p text:style-name="Standard">struct digit * searchNumber(struct digit * start, int number);</text:p>
      <text:p text:style-name="Standard">struct digit * reverseNumber(struct digit * start);</text:p>
      <text:p text:style-name="Standard">struct digit * insertAtFront(struct digit * start, struct digit * newptr); </text:p>
      <text:p text:style-name="Standard"/>
      <text:p text:style-name="Standard">int main(void) {</text:p>
      <text:p text:style-name="Standard"><text:s text:c="4"/>//! stack = showMemory(start=65520)</text:p>
      <text:p text:style-name="Standard"><text:s text:c="4"/>struct digit *start, *ptr, *backwards;</text:p>
      <text:p text:style-name="Standard"><text:s text:c="4"/>printf("Please enter a number: ");</text:p>
      <text:p text:style-name="Standard"><text:s text:c="4"/>start = readNumber();</text:p>
      <text:p text:style-name="Standard"><text:s text:c="4"/>printNumber(start);</text:p>
      <text:p text:style-name="Standard"><text:s text:c="4"/>backwards = reverseNumber(start);</text:p>
      <text:p text:style-name="Standard"><text:s text:c="4"/>printNumber(backwards);</text:p>
      <text:p text:style-name="Standard"><text:s text:c="4"/>freeNumber(start);</text:p>
      <text:p text:style-name="Standard"><text:s text:c="4"/>return 0;</text:p>
      <text:p text:style-name="Standard">}</text:p>
      <text:p text:style-name="Standard"/>
      <text:p text:style-name="Standard">struct digit *createDigit(int dig) {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struct digit * append(struct digit * end, struct digit * newDigptr) {</text:p>
      <text:p text:style-name="Standard"><text:s text:c="4"/>end-&gt;next = newDigptr;</text:p>
      <text:p text:style-name="Standard"><text:s text:c="4"/>return(end-&gt;next);</text:p>
      <text:p text:style-name="Standard">}</text:p>
      <text:p text:style-name="Standard"/>
      <text:p text:style-name="Standard">void printNumber(struct digit *start) {</text:p>
      <text:p text:style-name="Standard"><text:s text:c="4"/>struct digit * ptr = start;</text:p>
      <text:p text:style-name="Standard"><text:s text:c="4"/>while (ptr!=NULL) {</text:p>
      <text:p text:style-name="Standard"><text:s text:c="8"/>printf("%d", ptr-&gt;num);</text:p>
      <text:p text:style-name="Standard"><text:soft-page-break/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>void freeNumber(struct digit *start) {</text:p>
      <text:p text:style-name="Standard"><text:s text:c="4"/>struct digit * ptr = start;</text:p>
      <text:p text:style-name="Standard"><text:s text:c="4"/>struct digit * tmp;</text:p>
      <text:p text:style-name="Standard"><text:s text:c="4"/>while (ptr!=NULL) {</text:p>
      <text:p text:style-name="Standard"><text:s text:c="8"/>tmp = ptr-&gt;next;</text:p>
      <text:p text:style-name="Standard"><text:s text:c="8"/>free(ptr);</text:p>
      <text:p text:style-name="Standard"><text:s text:c="8"/>ptr = tmp;</text:p>
      <text:p text:style-name="Standard"><text:s text:c="4"/>}</text:p>
      <text:p text:style-name="Standard">}</text:p>
      <text:p text:style-name="Standard"/>
      <text:p text:style-name="Standard">struct digit * readNumber() {</text:p>
      <text:p text:style-name="Standard"><text:s text:c="4"/>char c;</text:p>
      <text:p text:style-name="Standard"><text:s text:c="4"/>int d;</text:p>
      <text:p text:style-name="Standard"><text:s text:c="4"/>struct digit *start, *end, *newptr;</text:p>
      <text:p text:style-name="Standard"><text:s text:c="4"/>start = NULL;</text:p>
      <text:p text:style-name="Standard"><text:s text:c="4"/>scanf("%c", &amp;c);</text:p>
      <text:p text:style-name="Standard"><text:s text:c="4"/>while (c!='\n') {</text:p>
      <text:p text:style-name="Standard"><text:s text:c="8"/>d = c - 48;</text:p>
      <text:p text:style-name="Standard"><text:s text:c="8"/>newptr = createDigit(d);</text:p>
      <text:p text:style-name="Standard"><text:s text:c="8"/>if (start==NULL) {</text:p>
      <text:p text:style-name="Standard"><text:s text:c="12"/>start = newptr;</text:p>
      <text:p text:style-name="Standard"><text:s text:c="12"/>end = start;</text:p>
      <text:p text:style-name="Standard"><text:s text:c="8"/>} else {</text:p>
      <text:p text:style-name="Standard"><text:s text:c="12"/>end = append(end, newptr);</text:p>
      <text:p text:style-name="Standard"><text:s text:c="8"/>}</text:p>
      <text:p text:style-name="Standard"><text:s text:c="8"/>scanf("%c", &amp;c);</text:p>
      <text:p text:style-name="Standard"><text:s text:c="4"/>}</text:p>
      <text:p text:style-name="Standard"><text:s text:c="4"/>return start;</text:p>
      <text:p text:style-name="Standard">}</text:p>
      <text:p text:style-name="Standard"/>
      <text:p text:style-name="Standard">struct digit * searchNumber(struct digit * start, int number) {</text:p>
      <text:p text:style-name="Standard"><text:s text:c="4"/>//! heap=showMemory(start=348, cursors=[ptr,start])</text:p>
      <text:p text:style-name="Standard"><text:s text:c="4"/>struct digit * ptr = start;</text:p>
      <text:p text:style-name="Standard"><text:s text:c="4"/>while ((ptr!=NULL) &amp;&amp; (ptr-&gt;num!=number)) {</text:p>
      <text:p text:style-name="Standard"><text:s text:c="8"/>ptr = ptr-&gt;next;</text:p>
      <text:p text:style-name="Standard"><text:s text:c="4"/>}</text:p>
      <text:p text:style-name="Standard"><text:s text:c="4"/>return(ptr);</text:p>
      <text:p text:style-name="Standard">}</text:p>
      <text:p text:style-name="Standard"/>
      <text:p text:style-name="Standard">struct digit * insertAtFront(struct digit * start, struct digit * newptr) {</text:p>
      <text:p text:style-name="Standard"><text:s text:c="4"/>//! heap=showMemory(start=348, cursors=[newptr,start])</text:p>
      <text:p text:style-name="Standard"><text:s text:c="4"/>newptr-&gt;next = start;</text:p>
      <text:p text:style-name="Standard"><text:s text:c="4"/>return(newptr);</text:p>
      <text:p text:style-name="Standard">}</text:p>
      <text:p text:style-name="Standard"><text:soft-page-break/></text:p>
      <text:p text:style-name="Standard">struct digit * reverseNumber(struct digit * start) {</text:p>
      <text:p text:style-name="Standard"><text:s text:c="4"/>//! heap=showMemory(start=336, cursors=[ptr,start,bstart,newdigit])</text:p>
      <text:p text:style-name="Standard"><text:s text:c="4"/>struct digit *ptr = start;</text:p>
      <text:p text:style-name="Standard"><text:s text:c="4"/>struct digit *bstart = NULL;</text:p>
      <text:p text:style-name="Standard"><text:s text:c="4"/>struct digit *newdigit;</text:p>
      <text:p text:style-name="Standard"><text:s text:c="4"/></text:p>
      <text:p text:style-name="Standard"><text:s text:c="4"/>if (start!=NULL) {</text:p>
      <text:p text:style-name="Standard"><text:s text:c="8"/>bstart = createDigit(start-&gt;num);</text:p>
      <text:p text:style-name="Standard"><text:s text:c="8"/>ptr = ptr-&gt;next;</text:p>
      <text:p text:style-name="Standard"><text:s text:c="4"/>}</text:p>
      <text:p text:style-name="Standard"><text:s text:c="4"/>while (ptr != NULL) {</text:p>
      <text:p text:style-name="Standard"><text:s text:c="8"/>newdigit = createDigit(ptr-&gt;num);</text:p>
      <text:p text:style-name="Standard"><text:s text:c="8"/>bstart = insertAtFront(bstart, newdigit);</text:p>
      <text:p text:style-name="Standard"><text:s text:c="8"/>ptr = ptr-&gt;next;</text:p>
      <text:p text:style-name="Standard"><text:s text:c="4"/>}</text:p>
      <text:p text:style-name="Standard"><text:s text:c="4"/>return(bstart);</text:p>
      <text:p text:style-name="Standard">}</text:p>
      <text:p text:style-name="Standard"/>
      <text:p text:style-name="Standard"/>
      <text:h text:style-name="P2" text:outline-level="2">Create a sorted copy of a linked list</text:h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next;</text:p>
      <text:p text:style-name="Standard">};</text:p>
      <text:p text:style-name="Standard"/>
      <text:p text:style-name="Standard">struct digit * createDigit(int);</text:p>
      <text:p text:style-name="Standard">struct digit * append(struct digit * end, struct digit * newDigptr);</text:p>
      <text:p text:style-name="Standard">void printNumber(struct digit *);</text:p>
      <text:p text:style-name="Standard">void freeNumber(struct digit *);</text:p>
      <text:p text:style-name="Standard">struct digit * readNumber(void); </text:p>
      <text:p text:style-name="Standard">struct digit * searchNumber(struct digit * start, int number);</text:p>
      <text:p text:style-name="Standard">struct digit * insertAtFront(struct digit * start, struct digit * newptr);</text:p>
      <text:p text:style-name="Standard">struct digit * reverseNumber(struct digit * start);</text:p>
      <text:p text:style-name="Standard">struct digit * sortedCopy(struct digit * start);</text:p>
      <text:p text:style-name="Standard">struct digit * insertIntoSorted(struct digit *start, struct digit *newDig);</text:p>
      <text:p text:style-name="Standard"/>
      <text:p text:style-name="Standard">int main(void) {</text:p>
      <text:p text:style-name="Standard"><text:s text:c="4"/>//! showMemory(start=65520)</text:p>
      <text:p text:style-name="Standard"><text:s text:c="4"/>struct digit *start, *backwards, *sorted;</text:p>
      <text:p text:style-name="Standard"><text:s text:c="4"/>printf("Please enter a number: ");</text:p>
      <text:p text:style-name="Standard"><text:s text:c="4"/>start = readNumber();</text:p>
      <text:p text:style-name="Standard"><text:s text:c="4"/>printf("You entered: ");</text:p>
      <text:p text:style-name="Standard"><text:soft-page-break/><text:s text:c="4"/>printNumber(start);</text:p>
      <text:p text:style-name="Standard"><text:s text:c="4"/>printf("Backwards: ");</text:p>
      <text:p text:style-name="Standard"><text:s text:c="4"/>backwards = reverseNumber(start);</text:p>
      <text:p text:style-name="Standard"><text:s text:c="4"/>printNumber(backwards);</text:p>
      <text:p text:style-name="Standard"><text:s text:c="4"/>printf("Sorted by digit:");</text:p>
      <text:p text:style-name="Standard"><text:s text:c="4"/>sorted = sortedCopy(start);</text:p>
      <text:p text:style-name="Standard"><text:s text:c="4"/>printNumber(sorted);</text:p>
      <text:p text:style-name="Standard"><text:s text:c="4"/>freeNumber(start);</text:p>
      <text:p text:style-name="Standard"><text:s text:c="4"/>freeNumber(backwards);</text:p>
      <text:p text:style-name="Standard"><text:s text:c="4"/>freeNumber(sorted);</text:p>
      <text:p text:style-name="Standard"><text:s text:c="4"/>return 0;</text:p>
      <text:p text:style-name="Standard">}</text:p>
      <text:p text:style-name="Standard"/>
      <text:p text:style-name="Standard">struct digit *createDigit(int dig) {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struct digit * append(struct digit * end, struct digit * newDigptr) {</text:p>
      <text:p text:style-name="Standard"><text:s text:c="4"/>end-&gt;next = newDigptr;</text:p>
      <text:p text:style-name="Standard"><text:s text:c="4"/>return(end-&gt;next);</text:p>
      <text:p text:style-name="Standard">}</text:p>
      <text:p text:style-name="Standard"/>
      <text:p text:style-name="Standard">void printNumber(struct digit *start) {</text:p>
      <text:p text:style-name="Standard"><text:s text:c="4"/>struct digit * ptr = start;</text:p>
      <text:p text:style-name="Standard"><text:s text:c="4"/>while (ptr!=NULL) {</text:p>
      <text:p text:style-name="Standard"><text:s text:c="8"/>printf("%d", ptr-&gt;num);</text:p>
      <text:p text:style-name="Standard"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>void freeNumber(struct digit *start) {</text:p>
      <text:p text:style-name="Standard"><text:s text:c="4"/>struct digit * ptr = start;</text:p>
      <text:p text:style-name="Standard"><text:s text:c="4"/>struct digit * tmp;</text:p>
      <text:p text:style-name="Standard"><text:s text:c="4"/>while (ptr!=NULL) {</text:p>
      <text:p text:style-name="Standard"><text:s text:c="8"/>tmp = ptr-&gt;next;</text:p>
      <text:p text:style-name="Standard"><text:s text:c="8"/>free(ptr);</text:p>
      <text:p text:style-name="Standard"><text:s text:c="8"/>ptr = tmp;</text:p>
      <text:p text:style-name="Standard"><text:s text:c="4"/>}</text:p>
      <text:p text:style-name="Standard">}</text:p>
      <text:p text:style-name="Standard"/>
      <text:p text:style-name="Standard">struct digit * readNumber(void) {</text:p>
      <text:p text:style-name="Standard"><text:s text:c="4"/>char c;</text:p>
      <text:p text:style-name="Standard"><text:s text:c="4"/>int d;</text:p>
      <text:p text:style-name="Standard"><text:s text:c="4"/>struct digit *start, *end, *newptr;</text:p>
      <text:p text:style-name="Standard"><text:soft-page-break/><text:s text:c="4"/>start = NULL;</text:p>
      <text:p text:style-name="Standard"><text:s text:c="4"/>scanf("%c", &amp;c);</text:p>
      <text:p text:style-name="Standard"><text:s text:c="4"/>while (c != '\n') {</text:p>
      <text:p text:style-name="Standard"><text:s text:c="8"/>d = c-48;</text:p>
      <text:p text:style-name="Standard"><text:s text:c="8"/>newptr = createDigit(d);</text:p>
      <text:p text:style-name="Standard"><text:s text:c="8"/>if (start == NULL) {</text:p>
      <text:p text:style-name="Standard"><text:s text:c="12"/>start = newptr;</text:p>
      <text:p text:style-name="Standard"><text:s text:c="12"/>end = start;</text:p>
      <text:p text:style-name="Standard"><text:s text:c="8"/>} else {</text:p>
      <text:p text:style-name="Standard"><text:s text:c="12"/>end = append(end, newptr);</text:p>
      <text:p text:style-name="Standard"><text:s text:c="8"/>}</text:p>
      <text:p text:style-name="Standard"><text:s text:c="8"/>scanf("%c", &amp;c);</text:p>
      <text:p text:style-name="Standard"><text:s text:c="4"/>}</text:p>
      <text:p text:style-name="Standard"><text:s text:c="4"/>return(start);</text:p>
      <text:p text:style-name="Standard">}</text:p>
      <text:p text:style-name="Standard"/>
      <text:p text:style-name="Standard">struct digit * searchNumber(struct digit * start, int number) {</text:p>
      <text:p text:style-name="Standard"><text:s text:c="4"/>struct digit * ptr = start;</text:p>
      <text:p text:style-name="Standard"><text:s text:c="4"/>while ((ptr!=NULL) &amp;&amp; (ptr-&gt;num!=number)) {</text:p>
      <text:p text:style-name="Standard"><text:s text:c="8"/>ptr = ptr-&gt;next;</text:p>
      <text:p text:style-name="Standard"><text:s text:c="4"/>}</text:p>
      <text:p text:style-name="Standard"><text:s text:c="4"/>return(ptr);</text:p>
      <text:p text:style-name="Standard">}</text:p>
      <text:p text:style-name="Standard"/>
      <text:p text:style-name="Standard">struct digit * insertAtFront(struct digit * start, struct digit * newptr) {</text:p>
      <text:p text:style-name="Standard"><text:s text:c="4"/>newptr-&gt;next = start;</text:p>
      <text:p text:style-name="Standard"><text:s text:c="4"/>return(newptr);</text:p>
      <text:p text:style-name="Standard">}</text:p>
      <text:p text:style-name="Standard"/>
      <text:p text:style-name="Standard">struct digit * reverseNumber(struct digit * start) {</text:p>
      <text:p text:style-name="Standard"><text:s text:c="4"/>struct digit *ptr = start;</text:p>
      <text:p text:style-name="Standard"><text:s text:c="4"/>struct digit *bstart = start;</text:p>
      <text:p text:style-name="Standard"><text:s text:c="4"/>struct digit *newdigit;</text:p>
      <text:p text:style-name="Standard"><text:s text:c="4"/></text:p>
      <text:p text:style-name="Standard"><text:s text:c="4"/>if (start!=NULL) {</text:p>
      <text:p text:style-name="Standard"><text:s text:c="8"/>bstart = createDigit(start-&gt;num);</text:p>
      <text:p text:style-name="Standard"><text:s text:c="8"/>ptr = ptr-&gt;next;</text:p>
      <text:p text:style-name="Standard"><text:s text:c="4"/>}</text:p>
      <text:p text:style-name="Standard"><text:s text:c="4"/>while (ptr != NULL) {</text:p>
      <text:p text:style-name="Standard"><text:s text:c="8"/>newdigit = createDigit(ptr-&gt;num);</text:p>
      <text:p text:style-name="Standard"><text:s text:c="8"/>bstart = insertAtFront(bstart, newdigit);</text:p>
      <text:p text:style-name="Standard"><text:s text:c="8"/>ptr = ptr-&gt;next;</text:p>
      <text:p text:style-name="Standard"><text:s text:c="4"/>}</text:p>
      <text:p text:style-name="Standard"><text:s text:c="4"/>return(bstart);</text:p>
      <text:p text:style-name="Standard">}</text:p>
      <text:p text:style-name="Standard"/>
      <text:p text:style-name="Standard">struct digit * insertIntoSorted(struct digit *start, struct digit *newDig) {</text:p>
      <text:p text:style-name="Standard"><text:s text:c="4"/>struct digit *ptr = start;</text:p>
      <text:p text:style-name="Standard"><text:s text:c="4"/>struct digit *prev = NULL;</text:p>
      <text:p text:style-name="Standard"><text:soft-page-break/><text:s text:c="4"/>while ((ptr!=NULL) &amp;&amp; (ptr-&gt;num &lt; newDig-&gt;num)) {</text:p>
      <text:p text:style-name="Standard"><text:s text:c="8"/>prev = ptr;</text:p>
      <text:p text:style-name="Standard"><text:s text:c="8"/>ptr = ptr-&gt;next;</text:p>
      <text:p text:style-name="Standard"><text:s text:c="4"/>}</text:p>
      <text:p text:style-name="Standard"><text:s text:c="4"/>if (prev == NULL) {</text:p>
      <text:p text:style-name="Standard"><text:s text:c="8"/>start = insertAtFront(start, newDig);</text:p>
      <text:p text:style-name="Standard"><text:s text:c="4"/>} else {</text:p>
      <text:p text:style-name="Standard"><text:s text:c="8"/>prev-&gt;next = newDig;</text:p>
      <text:p text:style-name="Standard"><text:s text:c="8"/>newDig-&gt;next = ptr;</text:p>
      <text:p text:style-name="Standard"><text:s text:c="4"/>}</text:p>
      <text:p text:style-name="Standard"><text:s text:c="4"/>return(start);</text:p>
      <text:p text:style-name="Standard">}</text:p>
      <text:p text:style-name="Standard"/>
      <text:p text:style-name="Standard">struct digit * sortedCopy(struct digit * start) {</text:p>
      <text:p text:style-name="Standard"><text:s text:c="4"/>//! heap1=showMemory(start=348, cursors=[start, ptr, sortedStart, newDigit])</text:p>
      <text:p text:style-name="Standard"><text:s text:c="4"/>//! heap2=showMemory(start=519, cursors=[start, newDigit, ptr, prev])</text:p>
      <text:p text:style-name="Standard"><text:s text:c="4"/>struct digit *ptr = start;</text:p>
      <text:p text:style-name="Standard"><text:s text:c="4"/>struct digit *sortedStart = NULL;</text:p>
      <text:p text:style-name="Standard"><text:s text:c="4"/>struct digit *newDigit;</text:p>
      <text:p text:style-name="Standard"><text:s text:c="4"/></text:p>
      <text:p text:style-name="Standard"><text:s text:c="4"/>if (start!=NULL) {</text:p>
      <text:p text:style-name="Standard"><text:s text:c="8"/>sortedStart = createDigit(start-&gt;num);</text:p>
      <text:p text:style-name="Standard"><text:s text:c="8"/>ptr = ptr-&gt;next;</text:p>
      <text:p text:style-name="Standard"><text:s text:c="4"/>}</text:p>
      <text:p text:style-name="Standard"><text:s text:c="4"/>while (ptr!=NULL) {</text:p>
      <text:p text:style-name="Standard"><text:s text:c="8"/>newDigit = createDigit(ptr-&gt;num);</text:p>
      <text:p text:style-name="Standard"><text:s text:c="8"/>sortedStart = insertIntoSorted(sortedStart, newDigit);</text:p>
      <text:p text:style-name="Standard"><text:s text:c="8"/>ptr = ptr-&gt;next;</text:p>
      <text:p text:style-name="Standard"><text:s text:c="4"/>}</text:p>
      <text:p text:style-name="Standard"><text:s text:c="4"/>return(sortedStart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0:29:23.185048708</meta:creation-date>
    <dc:date>2019-05-07T23:41:32.727269449</dc:date>
    <meta:editing-duration>PT1H47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245" meta:word-count="835" meta:character-count="6535" meta:non-whitespace-character-count="5008"/>
  </office:meta>
</office:document-meta>
</file>